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fffb1" officeooo:paragraph-rsid="002fffb1"/>
    </style:style>
    <style:style style:name="P2" style:family="paragraph" style:parent-style-name="Standard">
      <style:text-properties officeooo:rsid="000f4d18" officeooo:paragraph-rsid="000f4d18"/>
    </style:style>
    <style:style style:name="P3" style:family="paragraph" style:parent-style-name="Standard">
      <style:text-properties officeooo:paragraph-rsid="00210c59"/>
    </style:style>
    <style:style style:name="P4" style:family="paragraph" style:parent-style-name="Standard">
      <style:text-properties officeooo:rsid="0010d772" officeooo:paragraph-rsid="004055b3"/>
    </style:style>
    <style:style style:name="P5" style:family="paragraph" style:parent-style-name="Standard">
      <style:text-properties officeooo:rsid="0010d772" officeooo:paragraph-rsid="0047595e"/>
    </style:style>
    <style:style style:name="P6" style:family="paragraph" style:parent-style-name="Standard">
      <style:text-properties officeooo:rsid="0010d772" officeooo:paragraph-rsid="0048abe3"/>
    </style:style>
    <style:style style:name="P7" style:family="paragraph" style:parent-style-name="Standard">
      <style:text-properties officeooo:rsid="0010d772" officeooo:paragraph-rsid="004ae233"/>
    </style:style>
    <style:style style:name="P8" style:family="paragraph" style:parent-style-name="Standard">
      <style:text-properties officeooo:rsid="0010d772" officeooo:paragraph-rsid="004d04d6"/>
    </style:style>
    <style:style style:name="P9" style:family="paragraph" style:parent-style-name="Standard">
      <style:text-properties officeooo:rsid="0010d772" officeooo:paragraph-rsid="004e43c8"/>
    </style:style>
    <style:style style:name="P10" style:family="paragraph" style:parent-style-name="Standard">
      <style:text-properties officeooo:rsid="0010d772" officeooo:paragraph-rsid="00506bd7"/>
    </style:style>
    <style:style style:name="P11" style:family="paragraph" style:parent-style-name="Standard">
      <style:text-properties officeooo:rsid="0010d772" officeooo:paragraph-rsid="00538b7b"/>
    </style:style>
    <style:style style:name="T1" style:family="text">
      <style:text-properties officeooo:rsid="00303707"/>
    </style:style>
    <style:style style:name="T2" style:family="text">
      <style:text-properties officeooo:rsid="0010d772"/>
    </style:style>
    <style:style style:name="T3" style:family="text">
      <style:text-properties officeooo:rsid="00119607"/>
    </style:style>
    <style:style style:name="T4" style:family="text">
      <style:text-properties officeooo:rsid="00126f8f"/>
    </style:style>
    <style:style style:name="T5" style:family="text">
      <style:text-properties officeooo:rsid="00135b8d"/>
    </style:style>
    <style:style style:name="T6" style:family="text">
      <style:text-properties officeooo:rsid="00145fda"/>
    </style:style>
    <style:style style:name="T7" style:family="text">
      <style:text-properties officeooo:rsid="001481d9"/>
    </style:style>
    <style:style style:name="T8" style:family="text">
      <style:text-properties officeooo:rsid="00167c82"/>
    </style:style>
    <style:style style:name="T9" style:family="text">
      <style:text-properties officeooo:rsid="0017f460"/>
    </style:style>
    <style:style style:name="T10" style:family="text">
      <style:text-properties officeooo:rsid="00183141"/>
    </style:style>
    <style:style style:name="T11" style:family="text">
      <style:text-properties officeooo:rsid="001c16d9"/>
    </style:style>
    <style:style style:name="T12" style:family="text">
      <style:text-properties officeooo:rsid="00210c59"/>
    </style:style>
    <style:style style:name="T13" style:family="text">
      <style:text-properties officeooo:rsid="002271df"/>
    </style:style>
    <style:style style:name="T14" style:family="text">
      <style:text-properties officeooo:rsid="0022cbd5"/>
    </style:style>
    <style:style style:name="T15" style:family="text">
      <style:text-properties officeooo:rsid="0025cc6e"/>
    </style:style>
    <style:style style:name="T16" style:family="text">
      <style:text-properties officeooo:rsid="0026776c"/>
    </style:style>
    <style:style style:name="T17" style:family="text">
      <style:text-properties officeooo:rsid="0026ddb8"/>
    </style:style>
    <style:style style:name="T18" style:family="text">
      <style:text-properties officeooo:rsid="0027f910"/>
    </style:style>
    <style:style style:name="T19" style:family="text">
      <style:text-properties officeooo:rsid="00294688"/>
    </style:style>
    <style:style style:name="T20" style:family="text">
      <style:text-properties officeooo:rsid="002cddf4"/>
    </style:style>
    <style:style style:name="T21" style:family="text">
      <style:text-properties officeooo:rsid="002e5336"/>
    </style:style>
    <style:style style:name="T22" style:family="text">
      <style:text-properties officeooo:rsid="00309d58"/>
    </style:style>
    <style:style style:name="T23" style:family="text">
      <style:text-properties officeooo:rsid="00327c12"/>
    </style:style>
    <style:style style:name="T24" style:family="text">
      <style:text-properties officeooo:rsid="00373e8d"/>
    </style:style>
    <style:style style:name="T25" style:family="text">
      <style:text-properties officeooo:rsid="003c7945"/>
    </style:style>
    <style:style style:name="T26" style:family="text">
      <style:text-properties officeooo:rsid="003dbf0d"/>
    </style:style>
    <style:style style:name="T27" style:family="text">
      <style:text-properties officeooo:rsid="003dd074"/>
    </style:style>
    <style:style style:name="T28" style:family="text">
      <style:text-properties officeooo:rsid="003f4648"/>
    </style:style>
    <style:style style:name="T29" style:family="text">
      <style:text-properties officeooo:rsid="003f521a"/>
    </style:style>
    <style:style style:name="T30" style:family="text">
      <style:text-properties officeooo:rsid="004055b3"/>
    </style:style>
    <style:style style:name="T31" style:family="text">
      <style:text-properties officeooo:rsid="00435faa"/>
    </style:style>
    <style:style style:name="T32" style:family="text">
      <style:text-properties officeooo:rsid="0047595e"/>
    </style:style>
    <style:style style:name="T33" style:family="text">
      <style:text-properties officeooo:rsid="0048abe3"/>
    </style:style>
    <style:style style:name="T34" style:family="text">
      <style:text-properties officeooo:rsid="004a52a4"/>
    </style:style>
    <style:style style:name="T35" style:family="text">
      <style:text-properties officeooo:rsid="004ae233"/>
    </style:style>
    <style:style style:name="T36" style:family="text">
      <style:text-properties officeooo:rsid="004ba39c"/>
    </style:style>
    <style:style style:name="T37" style:family="text">
      <style:text-properties officeooo:rsid="004d04d6"/>
    </style:style>
    <style:style style:name="T38" style:family="text">
      <style:text-properties officeooo:rsid="004e43c8"/>
    </style:style>
    <style:style style:name="T39" style:family="text">
      <style:text-properties officeooo:rsid="004eba0d"/>
    </style:style>
    <style:style style:name="T40" style:family="text">
      <style:text-properties officeooo:rsid="004f503b"/>
    </style:style>
    <style:style style:name="T41" style:family="text">
      <style:text-properties officeooo:rsid="0051304c"/>
    </style:style>
    <style:style style:name="T42" style:family="text">
      <style:text-properties officeooo:rsid="00524581"/>
    </style:style>
    <style:style style:name="T43" style:family="text">
      <style:text-properties officeooo:rsid="00538b7b"/>
    </style:style>
    <style:style style:name="T44" style:family="text">
      <style:text-properties officeooo:rsid="0053e96b"/>
    </style:style>
    <style:style style:name="T45" style:family="text">
      <style:text-properties officeooo:rsid="0055b8cd"/>
    </style:style>
    <style:style style:name="T46" style:family="text">
      <style:text-properties officeooo:rsid="0057465a"/>
    </style:style>
    <style:style style:name="T47" style:family="text">
      <style:text-properties officeooo:rsid="005750c3"/>
    </style:style>
    <style:style style:name="T48" style:family="text">
      <style:text-properties officeooo:rsid="0058af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ctionary compression format AG85DCF1</text:p>
      <text:p text:style-name="Subtitle">by Arthur Golubev 19850316</text:p>
      <text:p text:style-name="Subtitle">2025-08-1<text:span text:style-name="T25">5</text:span></text:p>
      <text:p text:style-name="P2"><text:span text:style-name="T25">AG</text:span>85<text:span text:style-name="T25">DCF</text:span>1 <text:span text:style-name="T25">defines</text:span><text:span text:style-name="T2"> the following</text:span><text:span text:style-name="T12"> </text:span><text:span text:style-name="T2">entities:</text:span></text:p>
      <text:p text:style-name="P10"><text:span text:style-name="T12"><text:tab/></text:span>1. Dictionaries <text:span text:style-name="T4">–</text:span> <text:span text:style-name="T25">in custom way </text:span>provide dictionary words so that there exist<text:span text:style-name="T40">s</text:span> sequence number<text:span text:style-name="T25">ing</text:span> of the dictionary words <text:span text:style-name="T3">through </text:span><text:span text:style-name="T25">the</text:span><text:span text:style-name="T3"> dictionary</text:span>;</text:p>
      <text:p text:style-name="P5"><text:tab/>2. Dictionary extracts <text:span text:style-name="T4">–</text:span> of the following format:</text:p>
      <text:p text:style-name="P5"><text:tab/><text:tab/>2.1. <text:span text:style-name="T3">Dictionary extract part 1 </text:span><text:span text:style-name="T4">–</text:span><text:span text:style-name="T3"> in either system or program/application/task defined format identifi</text:span><text:span text:style-name="T25">cation</text:span><text:span text:style-name="T3"> </text:span><text:span text:style-name="T10">of</text:span><text:span text:style-name="T3"> </text:span><text:span text:style-name="T10">used for defining the dictionary extract </text:span><text:span text:style-name="T3">dictionar</text:span><text:span text:style-name="T10">ies </text:span><text:span text:style-name="T28">so that there </text:span><text:span text:style-name="T41">exists</text:span><text:span text:style-name="T28"> sequence order of the dictionaries</text:span><text:span text:style-name="T3">;</text:span></text:p>
      <text:p text:style-name="P4"><text:span text:style-name="T26"><text:tab/><text:tab/></text:span>2.2. <text:span text:style-name="T3">Dictionary extract part </text:span><text:span text:style-name="T4">2 – </text:span><text:span text:style-name="T30">considering Sequence 1 is sequence of numbers </text:span><text:span text:style-name="T35">of </text:span><text:span text:style-name="T30">all </text:span><text:span text:style-name="T27">dictionary words </text:span><text:span text:style-name="T3">of</text:span><text:span text:style-name="T27"> all</text:span><text:span text:style-name="T3"> </text:span><text:span text:style-name="T25">designated</text:span><text:span text:style-name="T3"> </text:span><text:span text:style-name="T25">by</text:span><text:span text:style-name="T3"> dictionary extract part 1 dictionar</text:span><text:span text:style-name="T27">ies </text:span><text:span text:style-name="T6">with sequen</text:span><text:span text:style-name="T28">cing</text:span><text:span text:style-name="T6"> </text:span><text:span text:style-name="T21">dictionary</text:span><text:span text:style-name="T6"> words through all</text:span><text:span text:style-name="T21"> </text:span><text:span text:style-name="T6">dictionaries</text:span><text:span text:style-name="T1"> </text:span><text:span text:style-name="T3">in order</text:span><text:span text:style-name="T28">s</text:span><text:span text:style-name="T7"> of </text:span><text:span text:style-name="T28">as</text:span><text:span text:style-name="T22"> the dictionaries </text:span><text:span text:style-name="T28">are </text:span><text:span text:style-name="T7">provid</text:span><text:span text:style-name="T22">ed</text:span><text:span text:style-name="T21"> </text:span><text:span text:style-name="T28">in dictionary extract part 1</text:span><text:span text:style-name="T7"> and </text:span><text:span text:style-name="T28">of as dictionary words are sequenced</text:span><text:span text:style-name="T4"> in the dictionar</text:span><text:span text:style-name="T28">ies</text:span><text:span text:style-name="T27"> </text:span><text:span text:style-name="T30">a data structure ag85ds</text:span><text:span text:style-name="T46">t2</text:span><text:span text:style-name="T30"> w</text:span><text:span text:style-name="T31">ith</text:span><text:span text:style-name="T30"> </text:span><text:span text:style-name="T46">presences</text:span><text:span text:style-name="T30"> represent</text:span><text:span text:style-name="T31">ing</text:span><text:span text:style-name="T30"> disjoint ranges in the Sequence 1 </text:span><text:span text:style-name="T43">by alternating begins and ends of the ranges </text:span><text:span text:style-name="T31">and considering Sequence 2 is sequence of values in </text:span><text:span text:style-name="T43">the </text:span><text:span text:style-name="T31">ranges in order of Sequence 1 a data structure ag85dsp1 with present states represent</text:span><text:span text:style-name="T43">ing</text:span><text:span text:style-name="T31"> numbers of being including in the dictionary extract dictionary words in Sequence 2 and not present states represent</text:span><text:span text:style-name="T43">ing</text:span><text:span text:style-name="T31"> numbers of not being included in the dictionary extract dictionary </text:span><text:span text:style-name="T43">words</text:span><text:span text:style-name="T31"> in Sequence 2 so that the ranges are such that both </text:span><text:span text:style-name="T29">there are no numbers of being included </text:span><text:span text:style-name="T31">in the dictionary extract </text:span><text:span text:style-name="T29">dictionary words out of the ranges </text:span><text:span text:style-name="T31">and the both data structures are</text:span><text:span text:style-name="T29"> </text:span><text:span text:style-name="T28">as little information as possible </text:span><text:span text:style-name="T36">to archive</text:span><text:span text:style-name="T31"> changing the ranges.</text:span></text:p>
      <text:p text:style-name="P5"><text:span text:style-name="T12"><text:tab/></text:span>3. <text:span text:style-name="T8">Archive</text:span><text:span text:style-name="T12">s</text:span><text:span text:style-name="T8"> </text:span><text:span text:style-name="T4">– </text:span><text:span text:style-name="T32">of the following format</text:span><text:span text:style-name="T8">:</text:span></text:p>
      <text:p text:style-name="P6"><text:span text:style-name="T15"><text:tab/><text:tab/>3.1. </text:span><text:span text:style-name="T8">Archive part 1 </text:span><text:span text:style-name="T4">– </text:span><text:span text:style-name="T3">in either system or program/application/task defined format </text:span><text:span text:style-name="T33">identification</text:span><text:span text:style-name="T9"> what data is compressed </text:span><text:span text:style-name="T17">into the archive</text:span><text:span text:style-name="T3">;</text:span></text:p>
      <text:p text:style-name="P6"><text:span text:style-name="T12"><text:tab/><text:tab/></text:span><text:span text:style-name="T8">3.</text:span><text:span text:style-name="T24">2</text:span><text:span text:style-name="T8">. Archive part 2 </text:span><text:span text:style-name="T4">–</text:span><text:span text:style-name="T8"> </text:span><text:span text:style-name="T3">in either system or program/application/task defined format </text:span><text:span text:style-name="T33">identification of used to make the archive dictionary extracts </text:span><text:span text:style-name="T42">so that there exists sequence order of the dictionary extracts</text:span><text:span text:style-name="T3">;</text:span></text:p>
      <text:p text:style-name="P6"><text:tab/><text:tab/><text:span text:style-name="T12">3</text:span><text:span text:style-name="T8">.</text:span><text:span text:style-name="T12">3. </text:span><text:span text:style-name="T44">is</text:span><text:span text:style-name="T33"> empty if no grammar compression, </text:span><text:span text:style-name="T12">Archive part 3 – </text:span><text:span text:style-name="T3">in either system or program/application/task format </text:span><text:span text:style-name="T17">identifiers of </text:span><text:span text:style-name="T13">grammar</text:span><text:span text:style-name="T12"> </text:span><text:span text:style-name="T17">programs and devices required </text:span><text:span text:style-name="T34">for</text:span><text:span text:style-name="T13"> perform</text:span><text:span text:style-name="T34">ing</text:span><text:span text:style-name="T12"> grammar decompression </text:span><text:span text:style-name="T16">in order </text:span><text:span text:style-name="T34">as </text:span><text:span text:style-name="T33">pr</text:span><text:span text:style-name="T34">o</text:span><text:span text:style-name="T33">cessing by</text:span><text:span text:style-name="T17"> grammar programs and </text:span><text:span text:style-name="T18">grammar </text:span><text:span text:style-name="T17">devices </text:span><text:span text:style-name="T34">is required</text:span><text:span text:style-name="T12">;</text:span></text:p>
      <text:p text:style-name="P7"><text:span text:style-name="T12"><text:tab/><text:tab/></text:span><text:span text:style-name="T8">3.</text:span><text:span text:style-name="T12">4.</text:span><text:span text:style-name="T8"> </text:span><text:span text:style-name="T34">exists if archive part </text:span><text:span text:style-name="T35">3</text:span><text:span text:style-name="T34"> is not empty,</text:span><text:span text:style-name="T12"> </text:span><text:span text:style-name="T8">Archive part </text:span><text:span text:style-name="T12">4</text:span><text:span text:style-name="T34"> </text:span><text:span text:style-name="T12">–</text:span><text:span text:style-name="T8"> </text:span><text:span text:style-name="T34">p</text:span><text:span text:style-name="T35">ieces</text:span><text:span text:style-name="T34"> of information for grammar decom</text:span><text:span text:style-name="T45">p</text:span><text:span text:style-name="T34">ression </text:span><text:span text:style-name="T16">in order </text:span><text:span text:style-name="T34">as </text:span><text:span text:style-name="T33">pr</text:span><text:span text:style-name="T34">o</text:span><text:span text:style-name="T33">cessing by</text:span><text:span text:style-name="T17"> grammar programs and </text:span><text:span text:style-name="T18">grammar </text:span><text:span text:style-name="T17">devices </text:span><text:span text:style-name="T34">is required.</text:span></text:p>
      <text:p text:style-name="P11"><text:span text:style-name="T14"><text:tab/><text:tab/>3</text:span><text:span text:style-name="T8">.</text:span><text:span text:style-name="T35">5</text:span><text:span text:style-name="T14">. </text:span><text:span text:style-name="T8">Archive part </text:span><text:span text:style-name="T35">5</text:span><text:span text:style-name="T34"> </text:span><text:span text:style-name="T12">– </text:span><text:span text:style-name="T30">considering Sequence </text:span><text:span text:style-name="T35">3</text:span><text:span text:style-name="T30"> is sequence of numbers </text:span><text:span text:style-name="T35">of </text:span><text:span text:style-name="T30">all </text:span><text:span text:style-name="T27">dictionary words </text:span><text:span text:style-name="T35">provided marked as used by</text:span><text:span text:style-name="T27"> all</text:span><text:span text:style-name="T3"> </text:span><text:span text:style-name="T25">designated</text:span><text:span text:style-name="T3"> </text:span><text:span text:style-name="T25">by</text:span><text:span text:style-name="T3"> </text:span><text:span text:style-name="T35">archive part 2</text:span><text:span text:style-name="T3"> dictionar</text:span><text:span text:style-name="T35">y extracts</text:span><text:span text:style-name="T27"> </text:span><text:span text:style-name="T6">with sequen</text:span><text:span text:style-name="T28">cing</text:span><text:span text:style-name="T6"> </text:span><text:span text:style-name="T21">dictionary</text:span><text:span text:style-name="T6"> words through all</text:span><text:span text:style-name="T21"> </text:span><text:span text:style-name="T6">dictionar</text:span><text:span text:style-name="T35">y extracts</text:span><text:span text:style-name="T1"> </text:span><text:span text:style-name="T3">in order</text:span><text:span text:style-name="T28">s</text:span><text:span text:style-name="T7"> of </text:span><text:span text:style-name="T28">as</text:span><text:span text:style-name="T22"> the dictionar</text:span><text:span text:style-name="T35">y extracts</text:span><text:span text:style-name="T22"> </text:span><text:span text:style-name="T28">are </text:span><text:span text:style-name="T7">provid</text:span><text:span text:style-name="T22">ed</text:span><text:span text:style-name="T21"> </text:span><text:span text:style-name="T28">in </text:span><text:span text:style-name="T35">archive part 2</text:span><text:span text:style-name="T7"> and </text:span><text:span text:style-name="T28">of as dictionary words are sequenced</text:span><text:span text:style-name="T4"> in the dictionar</text:span><text:span text:style-name="T35">y extracts</text:span><text:span text:style-name="T27"> </text:span><text:span text:style-name="T30">a </text:span><text:soft-page-break/><text:span text:style-name="T30">data structure ag85ds</text:span><text:span text:style-name="T46">t2</text:span><text:span text:style-name="T30"> w</text:span><text:span text:style-name="T31">ith</text:span><text:span text:style-name="T30"> </text:span><text:span text:style-name="T46">presence</text:span><text:span text:style-name="T30">s represent</text:span><text:span text:style-name="T31">ing</text:span><text:span text:style-name="T30"> disjoint ranges in the Sequence </text:span><text:span text:style-name="T35">3</text:span><text:span text:style-name="T30"> </text:span><text:span text:style-name="T43">by alternating begins and ends of the ranges</text:span><text:span text:style-name="T30"> </text:span><text:span text:style-name="T31">and considering Sequence </text:span><text:span text:style-name="T35">4</text:span><text:span text:style-name="T31"> is sequence of values in </text:span><text:span text:style-name="T43">the </text:span><text:span text:style-name="T31">ranges in order of Sequence </text:span><text:span text:style-name="T35">3</text:span><text:span text:style-name="T31"> a data structure ag85dsp1 with present states represent</text:span><text:span text:style-name="T43">ing</text:span><text:span text:style-name="T31"> numbers of </text:span><text:span text:style-name="T35">not used by the archive </text:span><text:span text:style-name="T36">dictionary words </text:span><text:span text:style-name="T31">in Sequence </text:span><text:span text:style-name="T35">4</text:span><text:span text:style-name="T31"> and not present states represent</text:span><text:span text:style-name="T43">ing</text:span><text:span text:style-name="T31"> numbers of </text:span><text:span text:style-name="T36">used by </text:span><text:span text:style-name="T35">the archive </text:span><text:span text:style-name="T36">dictionary words</text:span><text:span text:style-name="T31"> in Sequence </text:span><text:span text:style-name="T35">4</text:span><text:span text:style-name="T31"> so that the ranges are such that both </text:span><text:span text:style-name="T29">there are no numbers </text:span><text:span text:style-name="T36">of not used </text:span><text:span text:style-name="T35">by the archive </text:span><text:span text:style-name="T36">dictionary words </text:span><text:span text:style-name="T29">out of the ranges </text:span><text:span text:style-name="T31">and the both data structures are</text:span><text:span text:style-name="T29"> </text:span><text:span text:style-name="T28">as little information as possible </text:span><text:span text:style-name="T36">to archive</text:span><text:span text:style-name="T31"> changing the ranges.</text:span></text:p>
      <text:p text:style-name="P8"><text:span text:style-name="T14"><text:tab/><text:tab/>3</text:span><text:span text:style-name="T8">.</text:span><text:span text:style-name="T37">6</text:span><text:span text:style-name="T14">. </text:span><text:span text:style-name="T8">Archive part </text:span><text:span text:style-name="T37">6</text:span><text:span text:style-name="T34"> </text:span><text:span text:style-name="T12">– </text:span><text:span text:style-name="T37">for every used dictionary word a data structure </text:span><text:span text:style-name="T5">ag85dst</text:span><text:span text:style-name="T23">2</text:span><text:span text:style-name="T5"> data structure </text:span><text:span text:style-name="T47">with presences representing one of the following</text:span><text:span text:style-name="T37">:</text:span></text:p>
      <text:p text:style-name="P9"><text:span text:style-name="T37"><text:tab/><text:tab/><text:tab/>3.6.1. if archive part 7 is not empty, </text:span><text:span text:style-name="T38">position numbers of starting byte</text:span><text:span text:style-name="T48">s</text:span><text:span text:style-name="T23"> </text:span><text:span text:style-name="T48">of occurrences </text:span><text:span text:style-name="T23">of the dictionary word in sequence of bytes of </text:span><text:span text:style-name="T38">data compressed into the archive;</text:span></text:p>
      <text:p text:style-name="P8"><text:tab/><text:tab/><text:tab/><text:span text:style-name="T37">3.6.2. if archive part 7 is empty, </text:span><text:span text:style-name="T23">position numbers </text:span><text:span text:style-name="T48">of occurrences </text:span><text:span text:style-name="T23">of the dictionary word in sequence of dictionary words </text:span><text:span text:style-name="T38">corresponding to pieces of data compressed into the archive without restrictions of how to convert pieces of data into words in variate cases. </text:span></text:p>
      <text:p text:style-name="P9"><text:span text:style-name="T8"><text:tab/><text:tab/></text:span><text:span text:style-name="T19">3</text:span><text:span text:style-name="T8">.</text:span><text:span text:style-name="T38">7</text:span><text:span text:style-name="T24">.</text:span><text:span text:style-name="T19"> </text:span><text:span text:style-name="T38">is empty if there were no such data pieces in compressed into the archive data, </text:span><text:span text:style-name="T8">Archive part </text:span><text:span text:style-name="T38">7</text:span><text:span text:style-name="T34"> </text:span><text:span text:style-name="T12">– </text:span><text:span text:style-name="T11">in the same order as in the data </text:span><text:span text:style-name="T38">compressed into the archive</text:span><text:span text:style-name="T11"> pieces of data </text:span><text:span text:style-name="T39">which are out </text:span><text:span text:style-name="T48">pieces of data corresponding to</text:span><text:span text:style-name="T39"> </text:span><text:span text:style-name="T48">dictionary </text:span><text:span text:style-name="T39">word</text:span><text:span text:style-name="T48">s</text:span><text:span text:style-name="T39"> </text:span><text:span text:style-name="T48">values </text:span><text:span text:style-name="T39">in the data compressed into the archive</text:span><text:span text:style-name="T20">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fffb1" officeooo:paragraph-rsid="002fffb1"/>
    </style:style>
    <style:style style:name="MT1" style:family="text">
      <style:text-properties officeooo:rsid="00303707"/>
    </style:style>
    <style:style style:name="MT2" style:family="text">
      <style:text-properties officeooo:rsid="003c794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ictionary compression format AG85DCF1</text:p>
        <text:p text:style-name="Header">by Arthur Golubev 19850316</text:p>
        <text:p text:style-name="Header"><text:span text:style-name="MT1">from </text:span>2025-08-1<text:span text:style-name="MT2">5</text:span></text:p>
        <text:p text:style-name="MP1">page <text:page-number text:select-page="current">2</text:page-number><text:s/>of <text:page-count>2</text:page-count></text:p>
        <text:p text:style-name="Header">--------------------------------------------------------------------------------------------------------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8:17:22.493338555</meta:creation-date>
    <dc:date>2025-08-15T18:20:01.522440357</dc:date>
    <meta:editing-duration>P3DT17H54M51S</meta:editing-duration>
    <meta:editing-cycles>54</meta:editing-cycles>
    <meta:generator>LibreOffice/24.2.7.2$Linux_X86_64 LibreOffice_project/420$Build-2</meta:generator>
    <meta:print-date>2025-08-12T10:53:48.003932351</meta:print-date>
    <meta:printed-by>PDF files</meta:printed-by>
    <meta:document-statistic meta:table-count="0" meta:image-count="0" meta:object-count="0" meta:page-count="2" meta:paragraph-count="23" meta:word-count="703" meta:character-count="4572" meta:non-whitespace-character-count="3852"/>
  </office:meta>
</office:document-meta>
</file>